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8 </text:p>
      <text:p text:style-name="Standard">Tables</text:p>
      <text:p text:style-name="Standard"/>
      <text:p text:style-name="Standard">8.1</text:p>
      <text:p text:style-name="Standard">Table Overview</text:p>
      <text:p text:style-name="Standard">-the purpose of a table is to organize information, before CSS was well supported tables were also used to format web page layouts</text:p>
      <text:p text:style-name="Standard">-an HTML table is composed of rows and columns, like a spreadsheet</text:p>
      <text:p text:style-name="Standard">-each individual table cell is at the intersection of a specific row and column</text:p>
      <text:p text:style-name="Standard"/>
      <text:p text:style-name="Standard">Configuring a Table</text:p>
      <text:p text:style-name="Standard">-each table begins with a &lt;table&gt; tag and ends with a &lt;/table&gt; tag</text:p>
      <text:p text:style-name="Standard">-each table row begins with a &lt;tr&gt; tag and ends with a &lt;/tr&gt; tag</text:p>
      <text:p text:style-name="Standard">-each cell (table data) begins with a &lt;td&gt; tag and ends with a &lt;/td&gt; tag</text:p>
      <text:p text:style-name="Standard">-table cells can contain text, graphics, and other html elements</text:p>
      <text:p text:style-name="Standard"/>
      <text:p text:style-name="Standard">Sample Table</text:p>
      <text:p text:style-name="Standard">&lt;table&gt;</text:p>
      <text:p text:style-name="Standard"><text:tab/>&lt;tr&gt;</text:p>
      <text:p text:style-name="Standard"><text:tab/><text:tab/>&lt;td&gt;Name&lt;/td&gt;</text:p>
      <text:p text:style-name="Standard"><text:tab/><text:tab/>&lt;td&gt;Birthday&lt;/td&gt;</text:p>
      <text:p text:style-name="Standard"><text:tab/><text:tab/>&lt;td&gt;Phone&lt;/td&gt;</text:p>
      <text:p text:style-name="Standard"><text:tab/>&lt;/tr&gt;</text:p>
      <text:p text:style-name="Standard"><text:tab/>&lt;tr&gt;</text:p>
      <text:p text:style-name="Standard"><text:tab/><text:tab/>&lt;td&gt;Jack&lt;/td&gt;</text:p>
      <text:p text:style-name="Standard"><text:tab/><text:tab/>&lt;td&gt;5/13&lt;/td&gt;</text:p>
      <text:p text:style-name="Standard"><text:tab/><text:tab/>&lt;td&gt;857-555-5555&lt;/td&gt;</text:p>
      <text:p text:style-name="Standard"><text:tab/>&lt;/tr&gt;</text:p>
      <text:p text:style-name="Standard"><text:tab/>&lt;tr&gt;</text:p>
      <text:p text:style-name="Standard"><text:tab/><text:tab/>&lt;td&gt;Sparky&lt;/td&gt;</text:p>
      <text:p text:style-name="Standard"><text:tab/><text:tab/>&lt;td&gt;11/28&lt;/td&gt;</text:p>
      <text:p text:style-name="Standard"><text:tab/><text:tab/>&lt;td&gt;303-555-5555&lt;/td&gt;</text:p>
      <text:p text:style-name="Standard"><text:tab/>&lt;/tr&gt;</text:p>
      <text:p text:style-name="Standard">&lt;/table&gt;</text:p>
      <text:p text:style-name="Standard">-notice how the table is coded row by row, and each row is coded cell by cell</text:p>
      <text:p text:style-name="Standard"/>
      <text:p text:style-name="Standard">Table Element (CSS)</text:p>
      <text:p text:style-name="Standard">-a table element is a block display element that contains tabular information. The table begins with a &lt;table&gt; tag and ends with a &lt;/table&gt; element</text:p>
      <text:p text:style-name="Standard"/>
      <text:p text:style-name="Standard">Table 8.1</text:p>
      <text:p text:style-name="Standard">-(obsolete) align- left (default), right, center. Horizontal alignment of the table</text:p>
      <text:p text:style-name="Standard">-(obsolete) bgcolor- valid color value. Background color of the table</text:p>
      <text:p text:style-name="Standard">-border- 0, 1-100. Default; there is no visible border. Numbered; visible border with pixel width specified</text:p>
      <text:p text:style-name="Standard">-(obsolete) cellpadding- numeric value. Specifies the number of pixels of padding between the content of a table cell and its border</text:p>
      <text:p text:style-name="Standard">-(obsolete) cellspacing- numeric value. Specifies the number of pixels of space between the borders of each cell in a table</text:p>
      <text:p text:style-name="Standard"><text:soft-page-break/>-(obsolete) summary- text description. Provides accessibility with a text description that gives an overview of and the context for the information in the table</text:p>
      <text:p text:style-name="Standard">-title- text description. A brief text description that provides an overview of the table; may be displayed by some browsers as a tooltip</text:p>
      <text:p text:style-name="Standard">-(obsolete) width- numeric value or percentage. Specifies the width of the table</text:p>
      <text:p text:style-name="Standard"/>
      <text:p text:style-name="Standard">The border Attribute</text:p>
      <text:p text:style-name="Standard">-in earlier versions of html, the purpose of the border attribute was to indicate the presence and width of a visible table border. The border attribute is used differently in html5</text:p>
      <text:p text:style-name="Standard">-in html5 syntax, code border=”1” to cause the browser to render default borders around the table and table cells</text:p>
      <text:p text:style-name="Standard">-CSS is used to style the border of a table</text:p>
      <text:p text:style-name="Standard"/>
      <text:p text:style-name="Standard">Table Captions</text:p>
      <text:p text:style-name="Standard">-caption element- often used with a table to describe its contents</text:p>
      <text:p text:style-name="Standard">-the caption begins with a &lt;caption&gt; tag and ends with a &lt;/caption&gt; tag</text:p>
      <text:p text:style-name="Standard">-the text contained within the caption element displays on the web page above the table, although you'll see later in the chapter that you can configure the placement with CSS</text:p>
      <text:p text:style-name="Standard">-note: the caption element is coded on the line immediately after the opening &lt;table&gt; tag</text:p>
      <text:p text:style-name="Standard">&lt;table border=”1”&gt;</text:p>
      <text:p text:style-name="Standard">&lt;caption&gt;Bird Sightings&lt;/caption&gt;</text:p>
      <text:p text:style-name="Standard"><text:tab/>&lt;tr&gt;</text:p>
      <text:p text:style-name="Standard"><text:tab/><text:tab/>&lt;td&gt;Name&lt;/td&gt;</text:p>
      <text:p text:style-name="Standard"><text:tab/><text:tab/>&lt;td&gt;Date&lt;/td&gt;</text:p>
      <text:p text:style-name="Standard"><text:tab/>&lt;/tr&gt;</text:p>
      <text:p text:style-name="Standard"><text:tab/>&lt;tr&gt;</text:p>
      <text:p text:style-name="Standard"><text:tab/><text:tab/>&lt;td&gt;Bobolink&lt;/td&gt;</text:p>
      <text:p text:style-name="Standard"><text:tab/><text:tab/>&lt;td&gt;5/25/10&lt;/td&gt;</text:p>
      <text:p text:style-name="Standard"><text:tab/>&lt;/tr&gt;</text:p>
      <text:p text:style-name="Standard"><text:tab/>&lt;tr&gt;</text:p>
      <text:p text:style-name="Standard"><text:tab/><text:tab/>&lt;td&gt;Upland Sandpiper&lt;/td&gt;</text:p>
      <text:p text:style-name="Standard"><text:tab/><text:tab/>&lt;td&gt;6/03/10&lt;/td&gt;</text:p>
      <text:p text:style-name="Standard"><text:tab/>&lt;/tr&gt;</text:p>
      <text:p text:style-name="Standard">&lt;/table&gt;</text:p>
      <text:p text:style-name="Standard"/>
      <text:p text:style-name="Standard">8.2</text:p>
      <text:p text:style-name="Standard">Table Rows, Cells, and Headers</text:p>
      <text:p text:style-name="Standard"/>
      <text:p text:style-name="Standard">Table Row Element</text:p>
      <text:p text:style-name="Standard">-the table row element configures a row within a table on a web page</text:p>
      <text:p text:style-name="Standard">-the table row begins with a &lt;tr&gt; tag and ends with a &lt;/tr&gt; tag</text:p>
      <text:p text:style-name="Standard">-align and bgcolor attributes are obsolete in html5</text:p>
      <text:p text:style-name="Standard">-modern web developers configure alignment and background color with CSS instead of HTML</text:p>
      <text:p text:style-name="Standard"/>
      <text:p text:style-name="Standard">Table Data Element</text:p>
      <text:p text:style-name="Standard">-the table data element configures a cell within a row in a table on a web page</text:p>
      <text:p text:style-name="Standard">-the table cell begins with a &lt;td&gt; tag and ends with a &lt;/td&gt; tag</text:p>
      <text:p text:style-name="Standard"/>
      <text:p text:style-name="Standard"/>
      <text:p text:style-name="Standard"><text:soft-page-break/>Table Header Element</text:p>
      <text:p text:style-name="Standard">-the table header element is similar to a table data element and configures a cell within a row in a table on a web page</text:p>
      <text:p text:style-name="Standard">-its purpose is to configure column and row headings</text:p>
      <text:p text:style-name="Standard">-text displayed within a table header element is centered and bold</text:p>
      <text:p text:style-name="Standard">-the table header element begins with a &lt;th&gt; tag and ends with a &lt;/th&gt; tag</text:p>
      <text:p text:style-name="Standard"/>
      <text:p text:style-name="Standard">8.3</text:p>
      <text:p text:style-name="Standard">Span Rows and Columns</text:p>
      <text:p text:style-name="Standard">-you can alter the gridlike look of a table by applying the colspan and rowspan attributes to table data or table header elements</text:p>
      <text:p text:style-name="Standard"/>
      <text:p text:style-name="Standard">The colspan Attribute </text:p>
      <text:p text:style-name="Standard">-the colspan attribute specifies the number of columns that a cell will occupy</text:p>
      <text:p text:style-name="Standard">-the html for a table where one cell takes up two columns is:</text:p>
      <text:p text:style-name="Standard">&lt;table border=”1”&gt;</text:p>
      <text:p text:style-name="Standard"><text:tab/>&lt;tr&gt;</text:p>
      <text:p text:style-name="Standard"><text:tab/><text:tab/>&lt;td colspan=”2”&gt;This spans two columns&lt;/td&gt;</text:p>
      <text:p text:style-name="Standard"><text:tab/>&lt;/tr&gt;</text:p>
      <text:p text:style-name="Standard"><text:tab/>&lt;tr&gt;</text:p>
      <text:p text:style-name="Standard"><text:tab/><text:tab/>&lt;td&gt;Column 1&lt;/td&gt;</text:p>
      <text:p text:style-name="Standard"><text:tab/><text:tab/>&lt;td&gt;Column 2&lt;/td&gt;</text:p>
      <text:p text:style-name="Standard"><text:tab/>&lt;/tr&gt;</text:p>
      <text:p text:style-name="Standard">&lt;/table&gt;</text:p>
      <text:p text:style-name="Standard"/>
      <text:p text:style-name="Standard">The rowspan Attribute </text:p>
      <text:p text:style-name="Standard">-the rowspan attribute specifies the number of rows that a cell will occupy</text:p>
      <text:p text:style-name="Standard">-the html for a table where one cell takes up two rows is:</text:p>
      <text:p text:style-name="Standard">&lt;table border=”1”&gt;</text:p>
      <text:p text:style-name="Standard"><text:tab/>&lt;tr&gt;</text:p>
      <text:p text:style-name="Standard"><text:tab/><text:tab/>&lt;td rowspan=”2”&gt;This spans two rows&lt;/td&gt;</text:p>
      <text:p text:style-name="Standard"><text:tab/><text:tab/>&lt;td&gt;Row 1 Column 2&lt;/td&gt;</text:p>
      <text:p text:style-name="Standard"><text:tab/>&lt;/tr&gt;</text:p>
      <text:p text:style-name="Standard"><text:tab/>&lt;tr&gt;</text:p>
      <text:p text:style-name="Standard"><text:tab/><text:tab/>&lt;td&gt;Row 2 Column&lt;/td&gt;</text:p>
      <text:p text:style-name="Standard"><text:tab/>&lt;/tr&gt;</text:p>
      <text:p text:style-name="Standard">&lt;/table&gt;</text:p>
      <text:p text:style-name="Standard"/>
      <text:p text:style-name="Standard">8.4</text:p>
      <text:p text:style-name="Standard">Configure an Accessible Table</text:p>
      <text:p text:style-name="Standard">-screen readers will read aloud the contents of a table just the way it is coded, row by row and cell by cell</text:p>
      <text:p text:style-name="Standard">-for a simple data table, W3C recommends: </text:p>
      <text:p text:style-name="Standard">*using table header elements (&lt;th&gt; tags) to indicate column or row headings</text:p>
      <text:p text:style-name="Standard">*using the caption element to provide a text tile or caption for the table</text:p>
      <text:p text:style-name="Standard">example:</text:p>
      <text:p text:style-name="Standard">&lt;table border=”1”&gt;</text:p>
      <text:p text:style-name="Standard">&lt;caption&gt;Bird Sightings&lt;/caption&gt;</text:p>
      <text:p text:style-name="Standard"><text:tab/>&lt;tr&gt;</text:p>
      <text:p text:style-name="Standard"><text:soft-page-break/><text:tab/><text:tab/>&lt;th&gt;Name&lt;/th&gt;</text:p>
      <text:p text:style-name="Standard"><text:tab/><text:tab/>&lt;th&gt;Date&lt;/th&gt;</text:p>
      <text:p text:style-name="Standard"><text:tab/>&lt;/tr&gt;</text:p>
      <text:p text:style-name="Standard"><text:tab/>&lt;tr&gt;</text:p>
      <text:p text:style-name="Standard"><text:tab/><text:tab/>&lt;td&gt;Bobolink&lt;/td&gt;</text:p>
      <text:p text:style-name="Standard"><text:tab/><text:tab/>&lt;td&gt;5/25/10&lt;/td&gt;</text:p>
      <text:p text:style-name="Standard"><text:tab/>&lt;/tr&gt;</text:p>
      <text:p text:style-name="Standard">&lt;/table&gt;</text:p>
      <text:p text:style-name="Standard"/>
      <text:p text:style-name="Standard">-for more complex tables, the W3C recommends specifically associating the table data cell values with their corresponding headers. The technique that is recommended uses the id attribute (usually in a &lt;th&gt; tag) to indentify a special header cell and the headers attribute in a &lt;td&gt; tag</text:p>
      <text:p text:style-name="Standard">-the code to configure the previous table using headers and ids is:</text:p>
      <text:p text:style-name="Standard">&lt;table border=”1”&gt;</text:p>
      <text:p text:style-name="Standard">&lt;caption&gt;Bird Sightings&lt;/caption&gt;</text:p>
      <text:p text:style-name="Standard"><text:tab/>&lt;tr&gt;</text:p>
      <text:p text:style-name="Standard"><text:tab/><text:tab/>&lt;th id=”name”&gt;Name&lt;/th&gt;</text:p>
      <text:p text:style-name="Standard"><text:tab/><text:tab/>&lt;th id=”date”&gt;Date&lt;/th&gt;</text:p>
      <text:p text:style-name="Standard"><text:tab/>&lt;/tr&gt;</text:p>
      <text:p text:style-name="Standard"><text:tab/>&lt;tr&gt;</text:p>
      <text:p text:style-name="Standard"><text:tab/><text:tab/>&lt;td headers=”name”&gt;Bobolink&lt;/td&gt;</text:p>
      <text:p text:style-name="Standard"><text:tab/><text:tab/>&lt;td headers=”date”&gt;5/25/10&lt;/td&gt;</text:p>
      <text:p text:style-name="Standard"><text:tab/>&lt;/tr&gt;</text:p>
      <text:p text:style-name="Standard"><text:tab/>&lt;tr&gt;</text:p>
      <text:p text:style-name="Standard"><text:tab/><text:tab/>&lt;td headers=”name”&gt;Upland Sandpiper&lt;/td&gt;</text:p>
      <text:p text:style-name="Standard"><text:tab/><text:tab/>&lt;td headers=”date”&gt;6/03/10&lt;/td&gt;</text:p>
      <text:p text:style-name="Standard"><text:tab/>&lt;/tr&gt;</text:p>
      <text:p text:style-name="Standard">&lt;/table&gt;</text:p>
      <text:p text:style-name="Standard"/>
      <text:p text:style-name="Standard">-the scope attribute is not recommended with tables due to inconsistent screen reader support</text:p>
      <text:p text:style-name="Standard"/>
      <text:p text:style-name="Standard">8.5</text:p>
      <text:p text:style-name="Standard">Style a Table with CSS</text:p>
      <text:p text:style-name="Standard">-the modern approach for styling a table is to use CSS</text:p>
      <text:p text:style-name="Standard"/>
      <text:p text:style-name="Standard">Table 8.4 CSS properties used to style tables</text:p>
      <text:p text:style-name="Standard">-align- CSS Property: to align a table, configure the width and margin properties for the table selector. For example, to center a table with a width of 75% of the container element, use</text:p>
      <text:p text:style-name="Standard">table { width: 75%;</text:p>
      <text:p text:style-name="Standard"><text:s text:c="11"/>margin: auto; }</text:p>
      <text:p text:style-name="Standard">to align items within table cells, use text-align</text:p>
      <text:p text:style-name="Standard">-width- width</text:p>
      <text:p text:style-name="Standard">-height- height</text:p>
      <text:p text:style-name="Standard">-cellpadding- padding</text:p>
      <text:p text:style-name="Standard">-cell spacing- border-spacing: a numeric value (px or em) or percentage. If you set a value to 0, omit the unit. One numeric value with unit (px or em) configures both horizontal and vertical spacing. Two numeric values with unit (px or em): The first value configures the horizontal spacing and the second value configures the vertical spacing</text:p>
      <text:p text:style-name="Standard">*border-collapse configures the border area. The values are separate (default) and collapse. User <text:soft-page-break/>border-collapse: collapse; to remove extra space between table and table cell borders</text:p>
      <text:p text:style-name="Standard">-bgcolor- background-color</text:p>
      <text:p text:style-name="Standard">-valign- vertical-align specifies the vertical placement of content. The values are numeric pixel or percentage, baseline (default), sub (subscript), super (superscript), top, text-top, middle, bottom, and text-bottom</text:p>
      <text:p text:style-name="Standard">-border- border, border-style, border-spacing</text:p>
      <text:p text:style-name="Standard">-none- background-image</text:p>
      <text:p text:style-name="Standard">-none- caption-side specifies the placement of the caption. Values are top (default) and bottom</text:p>
      <text:p text:style-name="Standard"/>
      <text:p text:style-name="Standard">Hands on Practice 8.3 (styling a table with CSS)</text:p>
      <text:p text:style-name="Standard">1 Configure the table element selector to be centered, have a dark blue, 5 px border, and have a width of 600px</text:p>
      <text:p text:style-name="Standard">table { margin: auto;</text:p>
      <text:p text:style-name="Standard"><text:s text:c="12"/>border: 5px solid #000066;</text:p>
      <text:p text:style-name="Standard"><text:s text:c="12"/>width: 600px; }</text:p>
      <text:p text:style-name="Standard">2 Configure the td and th element selectors with a border, padding, and arial or the default sans-serif font typeface</text:p>
      <text:p text:style-name="Standard">td, th { border: 1px solid #000066;</text:p>
      <text:p text:style-name="Standard"><text:s text:c="12"/>padding: 0.5em;</text:p>
      <text:p text:style-name="Standard"><text:s text:c="12"/>font-family: Arial, sans-serif; }</text:p>
      <text:p text:style-name="Standard">3 Notice the empty space between the borders of the table cells. This empty space can be eliminated with the border-spacing property. Add a border-spacing: 0; declaration to the table element selector.</text:p>
      <text:p text:style-name="Standard">Table { border-spacing: 0; }</text:p>
      <text:p text:style-name="Standard">4 Configure the caption to be displayed with Verdana or the default sans-serif font typeface, bold font weight, 1.2em font size, and 0.5em of bottom padding. Configure a style rule as follows:</text:p>
      <text:p text:style-name="Standard">caption { font-family: Verdana, sans-serif;</text:p>
      <text:p text:style-name="Standard"><text:s text:c="15"/>font-weight: bold;</text:p>
      <text:p text:style-name="Standard"><text:s text:c="15"/>font-size: 1.2em;</text:p>
      <text:p text:style-name="Standard"><text:s text:c="15"/>padding-bottom: 0.5em; }</text:p>
      <text:p text:style-name="Standard">5 Let's experiment and configure background colors for the rows instead of cell borders. Modify the style rule for the td and th element selectors, remove the border declaration, and set border-style to none. The new style rule for the cells is:</text:p>
      <text:p text:style-name="Standard">td, th { padding: 0.5em;</text:p>
      <text:p text:style-name="Standard"><text:s text:c="12"/>border-style: none;</text:p>
      <text:p text:style-name="Standard"><text:s text:c="12"/>font-family: Arial, sans-serif; }</text:p>
      <text:p text:style-name="Standard">6 Create a new class called altrow that sets a background color</text:p>
      <text:p text:style-name="Standard">.altrow { background-color: #EAEAEA; }</text:p>
      <text:p text:style-name="Standard">7 Modify the &lt;tr&gt; tags in html. Assign the second and fourth &lt;tr&gt; tags to the altrow class. Save the file and open in your browser, this will make the background color of each row alternate, adding subtle interest to the web page</text:p>
      <text:p text:style-name="Standard"/>
      <text:p text:style-name="Standard">8.6</text:p>
      <text:p text:style-name="Standard">CSS3 Structural Pseudo-Classes</text:p>
      <text:p text:style-name="Standard">-a more efficient method to do the “zebra striping” table of the previous exercise is to use structural pseudo-class selectors</text:p>
      <text:p text:style-name="Standard">-structural pseudo-class selectors- allow you to select and apply classes to elements based on their position in the structure of the document, such as every other row</text:p>
      <text:p text:style-name="Standard"/>
      <text:p text:style-name="Standard"/>
      <text:p text:style-name="Standard"><text:soft-page-break/>Table 8.5 Common CSS3 structural pseudo-classes</text:p>
      <text:p text:style-name="Standard">-:first-of-type- applies to the first element of the specified type</text:p>
      <text:p text:style-name="Standard">-:first-child- applies to the first child of an element (CSS2 selector)</text:p>
      <text:p text:style-name="Standard">-:last-of-type- applies to the last element of the specified type</text:p>
      <text:p text:style-name="Standard">-:last-child- applies to the last child of an element</text:p>
      <text:p text:style-name="Standard">-:nth-of-type(n)- applies to the “nth” element of the specified type. Values: a number, odd, or even</text:p>
      <text:p text:style-name="Standard"/>
      <text:p text:style-name="Standard">Hands-on Practice 8.4</text:p>
      <text:p text:style-name="Standard">1 Launch a text editor and open the previous exercise</text:p>
      <text:p text:style-name="Standard">2 View the source code and notice that the second and fourth tr elements are assigned to the altrow class. You won't need this class assignment when using CSS3 structural pseudo-class selectors. Delete class=”altrow” from the tr elements</text:p>
      <text:p text:style-name="Standard">3 Examine the embedded CSS and locate the altrow class. Change the selector to use a structural pseudo-class that will apply the style to the even-numbered table rows. Replace .altrow with tr:nth-of-type(even) as shown in the following CSS declaration:</text:p>
      <text:p text:style-name="Standard">tr:nth-of-type(even) { background-color: #eaeaea; }</text:p>
      <text:p text:style-name="Standard">4 Save the file and open</text:p>
      <text:p text:style-name="Standard">5 Let's configure the first row to have a dark blue background (#006) and light gray text (#EAEAEA) with the :first-of-type structural pseudo-class. Add the following to the embedded CSS:</text:p>
      <text:p text:style-name="Standard">tr:first-of-type { background-color: #006;</text:p>
      <text:p text:style-name="Standard"><text:s text:c="27"/>color: #EAEAEA; }</text:p>
      <text:p text:style-name="Standard">6 Save your file and open</text:p>
      <text:p text:style-name="Standard"/>
      <text:p text:style-name="Standard">8.7</text:p>
      <text:p text:style-name="Standard">Configure Table Sections</text:p>
      <text:p text:style-name="Standard">-there are multiple options for coding tables</text:p>
      <text:p text:style-name="Standard">-table rows can be put together in three types of groups, the table head &lt;thead&gt;, table body &lt;tbody&gt;, and table footer &lt;tfoot&gt;</text:p>
      <text:p text:style-name="Standard">-these groups can be useful when you need to configure the areas in the table in different ways, using either attributes or CSS</text:p>
      <text:p text:style-name="Standard">-the &lt;tbody&gt; tag is required if you configure a &lt;thead&gt; or &lt;tfoot&gt; area, although you can omit either the table head or the table footer if you like</text:p>
      <text:p text:style-name="Standard"/>
      <text:p text:style-name="Standard">The CSS styles a centered 200 pixel wide table with a caption that is rendered in large, bold font; a table head section with a light-gray (#eaeaea) background color; a table body section styled with slighty smaller text (.90em) using Arial or sans-serif font; table body td element selectors set to display with some left padding and a dashed bottom border; and a table footer section that has centered, bold text and a light-gray background color (#eaeaea)</text:p>
      <text:p text:style-name="Standard">The CSS code:</text:p>
      <text:p text:style-name="Standard">table { width: 200px;</text:p>
      <text:p text:style-name="Standard"><text:s text:c="12"/>margin: auto; }</text:p>
      <text:p text:style-name="Standard">caption { font-size: 2em;</text:p>
      <text:p text:style-name="Standard"><text:s text:c="16"/>font-weight: bold; }</text:p>
      <text:p text:style-name="Standard">thead { background-color: #EAEAEA; }</text:p>
      <text:p text:style-name="Standard">tbody { font-family: Arial, sans-serif;</text:p>
      <text:p text:style-name="Standard"><text:s text:c="13"/>font-size: .90em; }</text:p>
      <text:p text:style-name="Standard">tbody td { border-bottom: 1px #000033 dashed;</text:p>
      <text:p text:style-name="Standard"><text:s text:c="18"/>padding-left: 25px; }</text:p>
      <text:p text:style-name="Standard">tfoot { background-color: #EAEAEA;</text:p>
      <text:p text:style-name="Standard"><text:soft-page-break/><text:s text:c="11"/>font-weight: bold;</text:p>
      <text:p text:style-name="Standard"><text:s text:c="11"/>text-align: center; }</text:p>
      <text:p text:style-name="Standard"/>
      <text:p text:style-name="Standard">The HTML code:</text:p>
      <text:p text:style-name="Standard">&lt;table&gt;</text:p>
      <text:p text:style-name="Standard">&lt;caption&lt;Time Sheet&lt;/caption&gt;</text:p>
      <text:p text:style-name="Standard"><text:tab/>&lt;thead&gt;</text:p>
      <text:p text:style-name="Standard"><text:tab/>&lt;tr&gt;</text:p>
      <text:p text:style-name="Standard"><text:tab/><text:tab/>&lt;th id=”day”&gt;Day&lt;/th&gt;</text:p>
      <text:p text:style-name="Standard"><text:tab/><text:tab/>&lt;th id=”hours”&gt;Hours&lt;/th&gt;</text:p>
      <text:p text:style-name="Standard"><text:tab/>&lt;/tr&gt;</text:p>
      <text:p text:style-name="Standard"><text:tab/>&lt;/thead&gt;</text:p>
      <text:p text:style-name="Standard"><text:tab/>&lt;tbody&gt;</text:p>
      <text:p text:style-name="Standard"><text:tab/>&lt;tr&gt;</text:p>
      <text:p text:style-name="Standard"><text:tab/><text:tab/>&lt;td headers=”day”&gt;Monday&lt;/td&gt;</text:p>
      <text:p text:style-name="Standard"><text:tab/><text:tab/>&lt;td headers=”hours”&gt;4&lt;/td&gt;</text:p>
      <text:p text:style-name="Standard"><text:tab/>&lt;/tr&gt;</text:p>
      <text:p text:style-name="Standard"><text:tab/>&lt;tr&gt;</text:p>
      <text:p text:style-name="Standard"><text:tab/><text:tab/>&lt;td headers=”day”&gt;Tuesday&lt;/td&gt;</text:p>
      <text:p text:style-name="Standard"><text:tab/><text:tab/>&lt;td headers”hours”&gt;3&lt;/td&gt;</text:p>
      <text:p text:style-name="Standard"><text:tab/>&lt;/tr&gt;</text:p>
      <text:p text:style-name="Standard"><text:tab/>&lt;tr&gt;</text:p>
      <text:p text:style-name="Standard"><text:tab/><text:tab/>&lt;td headers=”day”&gt;Wednesday&lt;/td&gt;</text:p>
      <text:p text:style-name="Standard"><text:tab/><text:tab/>&lt;td headers”hours”&gt;5&lt;/td&gt;</text:p>
      <text:p text:style-name="Standard"><text:tab/>&lt;/tr&gt;</text:p>
      <text:p text:style-name="Standard"><text:tab/>&lt;tr&gt;</text:p>
      <text:p text:style-name="Standard"><text:tab/><text:tab/>&lt;td headers=”day”&gt;Thursday&lt;/td&gt;</text:p>
      <text:p text:style-name="Standard"><text:tab/><text:tab/>&lt;td headers”hours”&gt;3&lt;/td&gt;</text:p>
      <text:p text:style-name="Standard"><text:tab/>&lt;/tr&gt;</text:p>
      <text:p text:style-name="Standard"><text:tab/>&lt;tr&gt;</text:p>
      <text:p text:style-name="Standard"><text:tab/><text:tab/>&lt;td headers=”day”&gt;Friday&lt;/td&gt;</text:p>
      <text:p text:style-name="Standard"><text:tab/><text:tab/>&lt;td headers”hours”&gt;3&lt;/td&gt;</text:p>
      <text:p text:style-name="Standard"><text:tab/>&lt;/tr&gt;</text:p>
      <text:p text:style-name="Standard"><text:tab/>&lt;tr&gt;</text:p>
      <text:p text:style-name="Standard"><text:tab/><text:tab/>&lt;td headers=”day”&gt;Total&lt;/td&gt;</text:p>
      <text:p text:style-name="Standard"><text:tab/><text:tab/>&lt;td headers”hours”&gt;18&lt;/td&gt;</text:p>
      <text:p text:style-name="Standard"><text:tab/>&lt;/tr&gt;</text:p>
      <text:p text:style-name="Standard"><text:tab/>&lt;/tbody&gt;</text:p>
      <text:p text:style-name="Standard">&lt;/table&gt;</text:p>
      <text:p text:style-name="Standard"/>
      <text:p text:style-name="Standard">-this example demonstrates the power of CSS in styling documents<text:line-break/>-the &lt;td&gt; tags within each table row group element selector (thead, tbody, and tfoot) inherited the font styles configured for their parent group element selector</text:p>
      <text:p text:style-name="Standard">-notice how a descendant selector configures the padding and border only for &lt;td&gt; tags that are contained within (actually, “children of”) the &lt;tbody&gt; e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2T18:51:14.16</meta:creation-date>
    <meta:generator>OpenOffice/4.1.7$Win32 OpenOffice.org_project/417m1$Build-9800</meta:generator>
    <dc:date>2020-10-13T14:00:42.18</dc:date>
    <meta:editing-duration>PT1H19M37S</meta:editing-duration>
    <meta:editing-cycles>20</meta:editing-cycles>
    <meta:document-statistic meta:table-count="0" meta:image-count="0" meta:object-count="0" meta:page-count="7" meta:paragraph-count="263" meta:word-count="1971" meta:character-count="12760"/>
  </office:meta>
</office:document-meta>
</file>